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1d1ae8"/>
    </style:style>
    <style:style style:name="P2" style:family="paragraph" style:parent-style-name="Standard">
      <style:text-properties officeooo:paragraph-rsid="001d61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@ create the directory in your environment and store the data. </text:p>
      <text:p text:style-name="P1"/>
      <text:p text:style-name="P1">mkdir /dataset</text:p>
      <text:p text:style-name="P1"/>
      <text:p text:style-name="P1">@ create the directory in your Haddop environment and copy from data local and save the the Hadoop fs <text:s/>. </text:p>
      <text:p text:style-name="P1"/>
      <text:p text:style-name="P1">hadoop fs -mkdir /you</text:p>
      <text:p text:style-name="P1">hadoop fs -copyFromLocal /home/edureka/Desktop/dataset /you</text:p>
      <text:p text:style-name="P1"/>
      <text:p text:style-name="P1">@ Create the jar file using eclipse and run the jar file using the command.</text:p>
      <text:p text:style-name="P1"/>
      <text:p text:style-name="P1">hadoop jar ranjithh.jar Top5_categories /you /output</text:p>
      <text:p text:style-name="P1"/>
      <text:p text:style-name="P2">The output file store in the hadoop environ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ureka </meta:initial-creator>
    <meta:creation-date>2022-11-07T11:26:17</meta:creation-date>
    <dc:date>2022-11-07T11:36:09</dc:date>
    <dc:creator>edureka </dc:creator>
    <meta:editing-duration>PT1M22S</meta:editing-duration>
    <meta:editing-cycles>2</meta:editing-cycles>
    <meta:generator>LibreOffice/4.0.4.2$Linux_x86 LibreOffice_project/400m0$Build-2</meta:generator>
    <meta:document-statistic meta:table-count="0" meta:image-count="0" meta:object-count="0" meta:page-count="1" meta:paragraph-count="8" meta:word-count="71" meta:character-count="436" meta:non-whitespace-character-count="370"/>
  </office:meta>
</office:document-meta>
</file>